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cm" fo:margin-top="0cm" fo:margin-bottom="0cm" table:align="left" style:writing-mode="lr-tb"/>
    </style:style>
    <style:style style:name="Таблица1.A" style:family="table-column">
      <style:table-column-properties style:column-width="6.249cm"/>
    </style:style>
    <style:style style:name="Таблица1.B" style:family="table-column">
      <style:table-column-properties style:column-width="3cm"/>
    </style:style>
    <style:style style:name="Таблица1.C" style:family="table-column">
      <style:table-column-properties style:column-width="7.2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6.51cm" fo:margin-left="0cm" fo:margin-top="0cm" fo:margin-bottom="0cm" table:align="left" style:writing-mode="lr-tb"/>
    </style:style>
    <style:style style:name="Таблица2.A" style:family="table-column">
      <style:table-column-properties style:column-width="5.251cm"/>
    </style:style>
    <style:style style:name="Таблица2.B" style:family="table-column">
      <style:table-column-properties style:column-width="0.501cm"/>
    </style:style>
    <style:style style:name="Таблица2.C" style:family="table-column">
      <style:table-column-properties style:column-width="3cm"/>
    </style:style>
    <style:style style:name="Таблица2.D" style:family="table-column">
      <style:table-column-properties style:column-width="0.499cm"/>
    </style:style>
    <style:style style:name="Таблица2.E" style:family="table-column">
      <style:table-column-properties style:column-width="2.503cm"/>
    </style:style>
    <style:style style:name="Таблица2.F" style:family="table-column">
      <style:table-column-properties style:column-width="0.497cm"/>
    </style:style>
    <style:style style:name="Таблица2.G" style:family="table-column">
      <style:table-column-properties style:column-width="4.25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fo:padding-left="0.191cm" fo:padding-right="0.191cm" fo:padding-top="0cm" fo:padding-bottom="0cm" fo:border="none"/>
    </style:style>
    <style:style style:name="Таблица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" style:family="table">
      <style:table-properties style:width="16.51cm" fo:margin-left="0cm" fo:margin-top="0cm" fo:margin-bottom="0cm" table:align="left" style:writing-mode="lr-tb"/>
    </style:style>
    <style:style style:name="Таблица3.A" style:family="table-column">
      <style:table-column-properties style:column-width="9.253cm"/>
    </style:style>
    <style:style style:name="Таблица3.B" style:family="table-column">
      <style:table-column-properties style:column-width="2.503cm"/>
    </style:style>
    <style:style style:name="Таблица3.C" style:family="table-column">
      <style:table-column-properties style:column-width="0.499cm"/>
    </style:style>
    <style:style style:name="Таблица3.D" style:family="table-column">
      <style:table-column-properties style:column-width="4.25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" style:family="table">
      <style:table-properties style:width="16.51cm" fo:margin-left="0cm" fo:margin-top="0cm" fo:margin-bottom="0cm" table:align="left" style:writing-mode="lr-tb"/>
    </style:style>
    <style:style style:name="Таблица4.A" style:family="table-column">
      <style:table-column-properties style:column-width="9.65cm"/>
    </style:style>
    <style:style style:name="Таблица4.B" style:family="table-column">
      <style:table-column-properties style:column-width="0.506cm"/>
    </style:style>
    <style:style style:name="Таблица4.C" style:family="table-column">
      <style:table-column-properties style:column-width="3.048cm"/>
    </style:style>
    <style:style style:name="Таблица4.D" style:family="table-column">
      <style:table-column-properties style:column-width="0.508cm"/>
    </style:style>
    <style:style style:name="Таблица4.E" style:family="table-column">
      <style:table-column-properties style:column-width="2.79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none"/>
    </style:style>
    <style:style style:name="Таблица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5" style:family="table">
      <style:table-properties style:width="15.501cm" fo:margin-left="1cm" fo:margin-top="0cm" fo:margin-bottom="0cm" table:align="left" style:writing-mode="lr-tb"/>
    </style:style>
    <style:style style:name="Таблица5.A" style:family="table-column">
      <style:table-column-properties style:column-width="1.251cm"/>
    </style:style>
    <style:style style:name="Таблица5.B" style:family="table-column">
      <style:table-column-properties style:column-width="14.25cm"/>
    </style:style>
    <style:style style:name="Таблица5.1" style:family="table-row">
      <style:table-row-properties style:min-row-height="0.6cm"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-left="none" fo:border-right="1pt solid #000000" fo:border-top="none" fo:border-bottom="0.5pt solid #000000"/>
    </style:style>
    <style:style style:name="Таблица5.B1" style:family="table-cell">
      <style:table-cell-properties style:vertical-align="middle" fo:padding-left="0.191cm" fo:padding-right="0.191cm" fo:padding-top="0cm" fo:padding-bottom="0cm" fo:border-left="1pt solid #000000" fo:border-right="none" fo:border-top="none" fo:border-bottom="0.5pt solid #000000"/>
    </style:style>
    <style:style style:name="Таблица6" style:family="table">
      <style:table-properties style:width="16.484cm" fo:margin-left="0cm" fo:margin-top="0cm" fo:margin-bottom="0cm" table:align="left" style:writing-mode="lr-tb"/>
    </style:style>
    <style:style style:name="Таблица6.A" style:family="table-column">
      <style:table-column-properties style:column-width="1.988cm"/>
    </style:style>
    <style:style style:name="Таблица6.B" style:family="table-column">
      <style:table-column-properties style:column-width="1.501cm"/>
    </style:style>
    <style:style style:name="Таблица6.C" style:family="table-column">
      <style:table-column-properties style:column-width="2.499cm"/>
    </style:style>
    <style:style style:name="Таблица6.D" style:family="table-column">
      <style:table-column-properties style:column-width="10.495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6.B1" style:family="table-cell">
      <style:table-cell-properties fo:padding-left="0.191cm" fo:padding-right="0.191cm" fo:padding-top="0.199cm" fo:padding-bottom="0.15cm" fo:border="0.5pt solid #000000"/>
    </style:style>
    <style:style style:name="Таблица6.D1" style:family="table-cell">
      <style:table-cell-properties fo:padding-left="0.191cm" fo:padding-right="0.191cm" fo:padding-top="0.199cm" fo:padding-bottom="0.15cm" fo:border="0.5pt solid #000000"/>
    </style:style>
    <style:style style:name="Таблица6.A2" style:family="table-cell">
      <style:table-cell-properties fo:padding-left="0.191cm" fo:padding-right="0.191cm" fo:padding-top="0.199cm" fo:padding-bottom="0.15cm" fo:border="0.5pt solid #000000"/>
    </style:style>
    <style:style style:name="Таблица6.A3" style:family="table-cell">
      <style:table-cell-properties fo:padding-left="0.191cm" fo:padding-right="0.191cm" fo:padding-top="0.199cm" fo:padding-bottom="0.15cm" fo:border="0.5pt solid #000000"/>
    </style:style>
    <style:style style:name="Таблица6.A4" style:family="table-cell">
      <style:table-cell-properties fo:padding-left="0.191cm" fo:padding-right="0.191cm" fo:padding-top="0.199cm" fo:padding-bottom="0.15cm" fo:border="0.5pt solid #000000"/>
    </style:style>
    <style:style style:name="Таблица7" style:family="table">
      <style:table-properties style:width="16.484cm" fo:margin-left="0cm" fo:margin-top="0cm" fo:margin-bottom="0cm" table:align="left" style:writing-mode="lr-tb"/>
    </style:style>
    <style:style style:name="Таблица7.A" style:family="table-column">
      <style:table-column-properties style:column-width="1.988cm"/>
    </style:style>
    <style:style style:name="Таблица7.B" style:family="table-column">
      <style:table-column-properties style:column-width="1.501cm"/>
    </style:style>
    <style:style style:name="Таблица7.C" style:family="table-column">
      <style:table-column-properties style:column-width="2.499cm"/>
    </style:style>
    <style:style style:name="Таблица7.D" style:family="table-column">
      <style:table-column-properties style:column-width="10.495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7.B1" style:family="table-cell">
      <style:table-cell-properties fo:padding-left="0.191cm" fo:padding-right="0.191cm" fo:padding-top="0.199cm" fo:padding-bottom="0.15cm" fo:border="0.5pt solid #000000"/>
    </style:style>
    <style:style style:name="Таблица7.D1" style:family="table-cell">
      <style:table-cell-properties fo:padding-left="0.191cm" fo:padding-right="0.191cm" fo:padding-top="0.199cm" fo:padding-bottom="0.15cm" fo:border="0.5pt solid #000000"/>
    </style:style>
    <style:style style:name="Таблица7.A2" style:family="table-cell">
      <style:table-cell-properties fo:padding-left="0.191cm" fo:padding-right="0.191cm" fo:padding-top="0.199cm" fo:padding-bottom="0.15cm" fo:border="0.5pt solid #000000"/>
    </style:style>
    <style:style style:name="Таблица7.A3" style:family="table-cell">
      <style:table-cell-properties fo:padding-left="0.191cm" fo:padding-right="0.191cm" fo:padding-top="0.199cm" fo:padding-bottom="0.15cm" fo:border="0.5pt solid #000000"/>
    </style:style>
    <style:style style:name="Таблица7.A4" style:family="table-cell">
      <style:table-cell-properties fo:padding-left="0.191cm" fo:padding-right="0.191cm" fo:padding-top="0.199cm" fo:padding-bottom="0.15cm" fo:border="0.5pt solid #000000"/>
    </style:style>
    <style:style style:name="Таблица8" style:family="table">
      <style:table-properties style:width="16.484cm" fo:margin-left="0cm" fo:margin-top="0cm" fo:margin-bottom="0cm" table:align="left" style:writing-mode="lr-tb"/>
    </style:style>
    <style:style style:name="Таблица8.A" style:family="table-column">
      <style:table-column-properties style:column-width="1.988cm"/>
    </style:style>
    <style:style style:name="Таблица8.B" style:family="table-column">
      <style:table-column-properties style:column-width="1.501cm"/>
    </style:style>
    <style:style style:name="Таблица8.C" style:family="table-column">
      <style:table-column-properties style:column-width="2.499cm"/>
    </style:style>
    <style:style style:name="Таблица8.D" style:family="table-column">
      <style:table-column-properties style:column-width="10.4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8.B1" style:family="table-cell">
      <style:table-cell-properties fo:padding-left="0.191cm" fo:padding-right="0.191cm" fo:padding-top="0.199cm" fo:padding-bottom="0.15cm" fo:border="0.5pt solid #000000"/>
    </style:style>
    <style:style style:name="Таблица8.D1" style:family="table-cell">
      <style:table-cell-properties fo:padding-left="0.191cm" fo:padding-right="0.191cm" fo:padding-top="0.199cm" fo:padding-bottom="0.15cm" fo:border="0.5pt solid #000000"/>
    </style:style>
    <style:style style:name="Таблица8.A2" style:family="table-cell">
      <style:table-cell-properties fo:padding-left="0.191cm" fo:padding-right="0.191cm" fo:padding-top="0.199cm" fo:padding-bottom="0.15cm" fo:border="0.5pt solid #000000"/>
    </style:style>
    <style:style style:name="Таблица8.A3" style:family="table-cell">
      <style:table-cell-properties fo:padding-left="0.191cm" fo:padding-right="0.191cm" fo:padding-top="0.199cm" fo:padding-bottom="0.15cm" fo:border="0.5pt solid #000000"/>
    </style:style>
    <style:style style:name="Таблица8.A4" style:family="table-cell">
      <style:table-cell-properties fo:padding-left="0.191cm" fo:padding-right="0.191cm" fo:padding-top="0.199cm" fo:padding-bottom="0.15cm" fo:border="0.5pt solid #000000"/>
    </style:style>
    <style:style style:name="Таблица9" style:family="table">
      <style:table-properties style:width="16.484cm" fo:margin-left="0cm" fo:margin-top="0cm" fo:margin-bottom="0cm" table:align="left" style:writing-mode="lr-tb"/>
    </style:style>
    <style:style style:name="Таблица9.A" style:family="table-column">
      <style:table-column-properties style:column-width="1.988cm"/>
    </style:style>
    <style:style style:name="Таблица9.B" style:family="table-column">
      <style:table-column-properties style:column-width="1.501cm"/>
    </style:style>
    <style:style style:name="Таблица9.C" style:family="table-column">
      <style:table-column-properties style:column-width="2.499cm"/>
    </style:style>
    <style:style style:name="Таблица9.D" style:family="table-column">
      <style:table-column-properties style:column-width="10.495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9.B1" style:family="table-cell">
      <style:table-cell-properties fo:padding-left="0.191cm" fo:padding-right="0.191cm" fo:padding-top="0.199cm" fo:padding-bottom="0.15cm" fo:border="0.5pt solid #000000"/>
    </style:style>
    <style:style style:name="Таблица9.D1" style:family="table-cell">
      <style:table-cell-properties fo:padding-left="0.191cm" fo:padding-right="0.191cm" fo:padding-top="0.199cm" fo:padding-bottom="0.15cm" fo:border="0.5pt solid #000000"/>
    </style:style>
    <style:style style:name="Таблица9.A2" style:family="table-cell">
      <style:table-cell-properties fo:padding-left="0.191cm" fo:padding-right="0.191cm" fo:padding-top="0.199cm" fo:padding-bottom="0.15cm" fo:border="0.5pt solid #000000"/>
    </style:style>
    <style:style style:name="Таблица9.A3" style:family="table-cell">
      <style:table-cell-properties fo:padding-left="0.191cm" fo:padding-right="0.191cm" fo:padding-top="0.199cm" fo:padding-bottom="0.15cm" fo:border="0.5pt solid #000000"/>
    </style:style>
    <style:style style:name="Таблица9.A4" style:family="table-cell">
      <style:table-cell-properties fo:padding-left="0.191cm" fo:padding-right="0.191cm" fo:padding-top="0.199cm" fo:padding-bottom="0.15cm" fo:border="0.5pt solid #000000"/>
    </style:style>
    <style:style style:name="Таблица10" style:family="table">
      <style:table-properties style:width="16.484cm" fo:margin-left="0cm" fo:margin-top="0cm" fo:margin-bottom="0cm" table:align="left" style:writing-mode="lr-tb"/>
    </style:style>
    <style:style style:name="Таблица10.A" style:family="table-column">
      <style:table-column-properties style:column-width="1.988cm"/>
    </style:style>
    <style:style style:name="Таблица10.B" style:family="table-column">
      <style:table-column-properties style:column-width="1.501cm"/>
    </style:style>
    <style:style style:name="Таблица10.C" style:family="table-column">
      <style:table-column-properties style:column-width="2.499cm"/>
    </style:style>
    <style:style style:name="Таблица10.D" style:family="table-column">
      <style:table-column-properties style:column-width="10.495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0.B1" style:family="table-cell">
      <style:table-cell-properties fo:padding-left="0.191cm" fo:padding-right="0.191cm" fo:padding-top="0.199cm" fo:padding-bottom="0.15cm" fo:border="0.5pt solid #000000"/>
    </style:style>
    <style:style style:name="Таблица10.D1" style:family="table-cell">
      <style:table-cell-properties fo:padding-left="0.191cm" fo:padding-right="0.191cm" fo:padding-top="0.199cm" fo:padding-bottom="0.15cm" fo:border="0.5pt solid #000000"/>
    </style:style>
    <style:style style:name="Таблица10.A2" style:family="table-cell">
      <style:table-cell-properties fo:padding-left="0.191cm" fo:padding-right="0.191cm" fo:padding-top="0.199cm" fo:padding-bottom="0.15cm" fo:border="0.5pt solid #000000"/>
    </style:style>
    <style:style style:name="Таблица10.A3" style:family="table-cell">
      <style:table-cell-properties fo:padding-left="0.191cm" fo:padding-right="0.191cm" fo:padding-top="0.199cm" fo:padding-bottom="0.15cm" fo:border="0.5pt solid #000000"/>
    </style:style>
    <style:style style:name="Таблица10.A4" style:family="table-cell">
      <style:table-cell-properties fo:padding-left="0.191cm" fo:padding-right="0.191cm" fo:padding-top="0.199cm" fo:padding-bottom="0.15cm" fo:border="0.5pt solid #000000"/>
    </style:style>
    <style:style style:name="Таблица11" style:family="table">
      <style:table-properties style:width="16.484cm" fo:margin-left="0cm" fo:margin-top="0cm" fo:margin-bottom="0cm" table:align="left" style:writing-mode="lr-tb"/>
    </style:style>
    <style:style style:name="Таблица11.A" style:family="table-column">
      <style:table-column-properties style:column-width="1.988cm"/>
    </style:style>
    <style:style style:name="Таблица11.B" style:family="table-column">
      <style:table-column-properties style:column-width="1.501cm"/>
    </style:style>
    <style:style style:name="Таблица11.C" style:family="table-column">
      <style:table-column-properties style:column-width="2.499cm"/>
    </style:style>
    <style:style style:name="Таблица11.D" style:family="table-column">
      <style:table-column-properties style:column-width="10.495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fo:background-color="#d9d9d9" fo:padding-left="0.191cm" fo:padding-right="0.191cm" fo:padding-top="0.199cm" fo:padding-bottom="0.15cm" fo:border="0.5pt solid #000000">
        <style:background-image/>
      </style:table-cell-properties>
    </style:style>
    <style:style style:name="Таблица11.B1" style:family="table-cell">
      <style:table-cell-properties fo:padding-left="0.191cm" fo:padding-right="0.191cm" fo:padding-top="0.199cm" fo:padding-bottom="0.15cm" fo:border="0.5pt solid #000000"/>
    </style:style>
    <style:style style:name="Таблица11.D1" style:family="table-cell">
      <style:table-cell-properties fo:padding-left="0.191cm" fo:padding-right="0.191cm" fo:padding-top="0.199cm" fo:padding-bottom="0.15cm" fo:border="0.5pt solid #000000"/>
    </style:style>
    <style:style style:name="Таблица11.A2" style:family="table-cell">
      <style:table-cell-properties fo:padding-left="0.191cm" fo:padding-right="0.191cm" fo:padding-top="0.199cm" fo:padding-bottom="0.15cm" fo:border="0.5pt solid #000000"/>
    </style:style>
    <style:style style:name="Таблица11.A3" style:family="table-cell">
      <style:table-cell-properties fo:padding-left="0.191cm" fo:padding-right="0.191cm" fo:padding-top="0.199cm" fo:padding-bottom="0.15cm" fo:border="0.5pt solid #000000"/>
    </style:style>
    <style:style style:name="Таблица11.A4" style:family="table-cell">
      <style:table-cell-properties fo:padding-left="0.191cm" fo:padding-right="0.191cm" fo:padding-top="0.199cm" fo:padding-bottom="0.15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282cm" loext:contextual-spacing="false" fo:line-height="108%" fo:hyphenation-ladder-count="no-limit"/>
      <style:text-properties fo:hyphenate="true" fo:hyphenation-remain-char-count="2" fo:hyphenation-push-char-count="2"/>
    </style:style>
    <style:style style:name="P3" style:family="paragraph" style:parent-style-name="Standard">
      <style:paragraph-properties fo:margin-top="0cm" fo:margin-bottom="0.282cm" loext:contextual-spacing="false" fo:line-height="115%" fo:hyphenation-ladder-count="no-limit"/>
      <style:text-properties fo:hyphenate="true" fo:hyphenation-remain-char-count="2" fo:hyphenation-push-char-count="2"/>
    </style:style>
    <style:style style:name="P4" style:family="paragraph" style:parent-style-name="Header">
      <style:paragraph-properties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15%"/>
    </style:style>
    <style:style style:name="P7" style:family="paragraph" style:parent-style-name="No_20_Spacing">
      <style:paragraph-properties fo:line-height="115%" fo:text-align="justify" style:justify-single-word="false"/>
    </style:style>
    <style:style style:name="P8" style:family="paragraph" style:parent-style-name="No_20_Spacing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No_20_Spacing">
      <style:paragraph-properties fo:line-height="115%"/>
      <style:text-properties fo:font-size="8pt" style:font-size-asian="8pt" style:font-size-complex="8pt"/>
    </style:style>
    <style:style style:name="P11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2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3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4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15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16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17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Times New Roman" fo:font-size="10pt" style:font-name-asian="Times New Roman1" style:font-size-asian="10pt" style:font-size-complex="10pt"/>
    </style:style>
    <style:style style:name="P18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1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0" style:family="paragraph" style:parent-style-name="No_20_Spacing">
      <style:paragraph-properties fo:margin-left="0cm" fo:margin-right="0cm" fo:line-height="150%" fo:text-align="justify" style:justify-single-word="false" fo:text-indent="1.249cm" style:auto-text-indent="false"/>
    </style:style>
    <style:style style:name="P2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22" style:family="paragraph" style:parent-style-name="No_20_Spacing">
      <style:paragraph-properties fo:margin-left="1.249cm" fo:margin-right="0cm" fo:line-height="115%" fo:text-align="justify" style:justify-single-word="false" fo:text-indent="0cm" style:auto-text-indent="false"/>
    </style:style>
    <style:style style:name="P23" style:family="paragraph" style:parent-style-name="ЛР">
      <style:paragraph-properties fo:line-height="115%" fo:text-align="center" style:justify-single-word="false" fo:break-before="page"/>
      <style:text-properties fo:font-size="12pt" style:font-size-asian="12pt" style:font-size-complex="12pt"/>
    </style:style>
    <style:style style:name="P24" style:family="paragraph" style:parent-style-name="ЛР">
      <style:paragraph-properties fo:line-height="150%" fo:text-align="center" style:justify-single-word="false" fo:break-before="page"/>
      <style:text-properties fo:font-size="12pt" style:font-size-asian="12pt" style:font-size-complex="12pt"/>
    </style:style>
    <style:style style:name="P25" style:family="paragraph" style:parent-style-name="ЛР" style:list-style-name="WWNum6"/>
    <style:style style:name="P26" style:family="paragraph" style:parent-style-name="ЛР" style:list-style-name="WWNum2">
      <style:paragraph-properties fo:margin-left="2cm" fo:margin-right="0cm" fo:line-height="200%" fo:text-indent="-0.75cm" style:auto-text-indent="false" fo:break-before="page"/>
      <style:text-properties fo:font-size="12pt" style:font-size-asian="12pt" style:font-size-complex="12pt"/>
    </style:style>
    <style:style style:name="P27" style:family="paragraph" style:parent-style-name="ЛР" style:list-style-name="WWNum6">
      <style:paragraph-properties fo:margin-left="2cm" fo:margin-right="0cm" fo:text-indent="-0.75cm" style:auto-text-indent="false"/>
      <style:text-properties fo:font-size="12pt" fo:background-color="#808080" style:font-size-asian="12pt" style:font-size-complex="12pt"/>
    </style:style>
    <style:style style:name="P28" style:family="paragraph" style:parent-style-name="No_20_Spacing">
      <style:paragraph-properties fo:margin-left="-0.187cm" fo:margin-right="-0.189cm" fo:margin-top="0cm" fo:margin-bottom="0cm" loext:contextual-spacing="false" fo:line-height="100%" fo:text-indent="0cm" style:auto-text-indent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29" style:family="paragraph" style:parent-style-name="No_20_Spacing">
      <style:paragraph-properties fo:margin-top="0cm" fo:margin-bottom="0cm" loext:contextual-spacing="false" fo:line-height="115%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0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1" style:family="paragraph" style:parent-style-name="No_20_Spacing">
      <style:paragraph-properties fo:margin-top="0cm" fo:margin-bottom="0cm" loext:contextual-spacing="false" fo:line-height="115%" fo:text-align="end" style:justify-single-word="false"/>
      <style:text-properties style:font-name="Cambria" fo:font-size="12pt" style:font-name-asian="Times New Roman1" style:font-size-asian="12pt" style:language-asian="ru" style:country-asian="RU" style:font-size-complex="12pt"/>
    </style:style>
    <style:style style:name="P32" style:family="paragraph" style:parent-style-name="No_20_Spacing">
      <style:paragraph-properties fo:margin-top="0cm" fo:margin-bottom="0cm" loext:contextual-spacing="false" fo:line-height="100%"/>
      <style:text-properties style:font-name="Cambria" fo:font-size="12pt" style:font-name-asian="Times New Roman1" style:font-size-asian="12pt" style:font-size-complex="12pt"/>
    </style:style>
    <style:style style:name="P33" style:family="paragraph" style:parent-style-name="No_20_Spacing">
      <style:paragraph-properties fo:margin-top="0cm" fo:margin-bottom="0cm" loext:contextual-spacing="false" fo:line-height="100%" fo:text-align="justify" style:justify-single-word="false"/>
      <style:text-properties style:font-name="Cambria" fo:font-size="12pt" style:font-name-asian="Times New Roman1" style:font-size-asian="12pt" style:font-size-complex="12pt"/>
    </style:style>
    <style:style style:name="P34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language="en" fo:country="US" style:font-name-asian="Times New Roman1" style:font-size-asian="12pt" style:language-asian="ru" style:country-asian="RU" style:font-size-complex="12pt"/>
    </style:style>
    <style:style style:name="P35" style:family="paragraph" style:parent-style-name="No_20_Spacing">
      <style:paragraph-properties fo:margin-top="0cm" fo:margin-bottom="0cm" loext:contextual-spacing="false" fo:line-height="100%"/>
      <style:text-properties style:font-name="Cambria" fo:font-size="12pt" fo:language="en" fo:country="US" style:font-name-asian="Times New Roman1" style:font-size-asian="12pt" style:font-size-complex="12pt"/>
    </style:style>
    <style:style style:name="P36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font-name="Cambria" fo:font-size="12pt" fo:language="en" fo:country="US" style:font-name-asian="Times New Roman1" style:font-size-asian="12pt" style:font-size-complex="12pt"/>
    </style:style>
    <style:style style:name="P37" style:family="paragraph" style:parent-style-name="No_20_Spacing">
      <style:paragraph-properties fo:margin-top="0cm" fo:margin-bottom="0cm" loext:contextual-spacing="false" fo:line-height="115%"/>
      <style:text-properties style:font-name="Cambria" fo:font-size="12pt" fo:background-color="#808080" style:font-name-asian="Times New Roman1" style:font-size-asian="12pt" style:language-asian="ru" style:country-asian="RU" style:font-size-complex="12pt"/>
    </style:style>
    <style:style style:name="P38" style:family="paragraph" style:parent-style-name="No_20_Spacing">
      <style:paragraph-properties fo:margin-top="0cm" fo:margin-bottom="0cm" loext:contextual-spacing="false" fo:line-height="115%" fo:text-align="center" style:justify-single-word="false"/>
      <style:text-properties style:font-name="Cambria" fo:font-size="12pt" fo:background-color="#808080" style:font-name-asian="Times New Roman1" style:font-size-asian="12pt" style:language-asian="ru" style:country-asian="RU" style:font-size-complex="12pt"/>
    </style:style>
    <style:style style:name="P39" style:family="paragraph" style:parent-style-name="No_20_Spacing">
      <style:paragraph-properties fo:margin-top="0cm" fo:margin-bottom="0cm" loext:contextual-spacing="false" fo:line-height="100%"/>
      <style:text-properties style:font-name="Cambria" fo:font-size="12pt" fo:background-color="#808080" style:font-name-asian="Times New Roman1" style:font-size-asian="12pt" style:font-size-complex="12pt"/>
    </style:style>
    <style:style style:name="P40" style:family="paragraph" style:parent-style-name="No_20_Spacing">
      <style:paragraph-properties fo:margin-top="0cm" fo:margin-bottom="0cm" loext:contextual-spacing="false" fo:line-height="100%" fo:text-align="center" style:justify-single-word="false"/>
      <style:text-properties style:text-position="super 58%" style:font-name="Cambria" fo:font-size="12pt" style:font-name-asian="Times New Roman1" style:font-size-asian="12pt" style:language-asian="ru" style:country-asian="RU" style:font-size-complex="12pt"/>
    </style:style>
    <style:style style:name="P41" style:family="paragraph" style:parent-style-name="No_20_Spacing">
      <style:paragraph-properties fo:line-height="115%" fo:text-align="center" style:justify-single-word="false"/>
      <style:text-properties fo:font-size="14pt" style:font-size-asian="14pt" style:font-size-complex="14pt"/>
    </style:style>
    <style:style style:name="P42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43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style="italic" fo:font-weight="bold" style:font-style-asian="italic" style:font-weight-asian="bold"/>
    </style:style>
    <style:style style:name="P4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background-color="#808080"/>
    </style:style>
    <style:style style:name="P45" style:family="paragraph" style:parent-style-name="No_20_Spacing" style:list-style-name="WWNum3">
      <style:paragraph-properties fo:margin-left="2cm" fo:margin-right="0cm" fo:line-height="115%" fo:text-align="justify" style:justify-single-word="false" fo:text-indent="-0.75cm" style:auto-text-indent="false"/>
    </style:style>
    <style:style style:name="P46" style:family="paragraph" style:parent-style-name="No_20_Spacing" style:list-style-name="WWNum15">
      <style:paragraph-properties fo:margin-left="1.752cm" fo:margin-right="0cm" fo:line-height="115%" fo:text-align="justify" style:justify-single-word="false" fo:text-indent="-0.501cm" style:auto-text-indent="false"/>
    </style:style>
    <style:style style:name="P47" style:family="paragraph" style:parent-style-name="No_20_Spacing" style:list-style-name="WWNum7">
      <style:paragraph-properties fo:margin-left="1.752cm" fo:margin-right="0cm" fo:line-height="115%" fo:text-align="justify" style:justify-single-word="false" fo:text-indent="-0.501cm" style:auto-text-indent="false"/>
      <style:text-properties fo:background-color="#808080"/>
    </style:style>
    <style:style style:name="P48" style:family="paragraph" style:parent-style-name="No_20_Spacing" style:list-style-name="WWNum1">
      <style:paragraph-properties fo:margin-left="0.751cm" fo:margin-right="0cm" fo:line-height="115%" fo:text-indent="-0.751cm" style:auto-text-indent="false"/>
    </style:style>
    <style:style style:name="P49" style:family="paragraph" style:parent-style-name="Header" style:master-page-name="First_20_Page">
      <style:paragraph-properties fo:line-height="150%" fo:text-align="center" style:justify-single-word="false" style:page-number="auto"/>
    </style:style>
    <style:style style:name="P50" style:family="paragraph" style:parent-style-name="Header">
      <style:paragraph-properties fo:line-height="150%" fo:text-align="center" style:justify-single-word="false"/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style:font-name="Cambria" fo:font-size="12pt" style:font-size-asian="12pt" style:font-size-complex="12pt"/>
    </style:style>
    <style:style style:name="T3" style:family="text">
      <style:text-properties style:font-name="Cambria" fo:font-size="12pt" fo:background-color="#808080" loext:char-shading-value="0" style:font-size-asian="12pt" style:language-asian="ru" style:country-asian="RU" style:font-size-complex="12pt"/>
    </style:style>
    <style:style style:name="T4" style:family="text">
      <style:text-properties style:font-name="Cambria" fo:font-size="12pt" fo:language="en" fo:country="US" style:font-size-asian="12pt" style:font-size-complex="12pt"/>
    </style:style>
    <style:style style:name="T5" style:family="text">
      <style:text-properties style:font-name="Cambria" fo:font-size="12pt" fo:language="en" fo:country="US" fo:background-color="#808080" loext:char-shading-value="0" style:font-size-asian="12pt" style:language-asian="ru" style:country-asian="RU" style:font-size-complex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background-color="#808080" loext:char-shading-value="0" style:font-size-asian="12pt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fo:font-weight="bold" style:font-style-asian="italic" style:font-weight-asian="bold"/>
    </style:style>
    <style:style style:name="T12" style:family="text">
      <style:text-properties fo:font-style="italic" style:font-style-asian="italic"/>
    </style:style>
    <style:style style:name="T13" style:family="text">
      <style:text-properties fo:background-color="#80808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МИНИСТЕРСТВО НАУКИ И ВЫСШЕГО ОБРАЗОВАНИЯ РОССИЙСКОЙ ФЕДЕРАЦИИ</text:p>
      <text:p text:style-name="P50">Федеральное государственное автономное образовательное учреждение высшего образования</text:p>
      <text:p text:style-name="P4">«САНКТ-ПЕТЕРБУРГСКИЙ ГОСУДАРСТВЕННЫЙ УНИВЕРСИТЕТ</text:p>
      <text:p text:style-name="P4">АЭРОКОСМИЧЕСКОГО ПРИБОРОСТРОЕНИЯ»</text:p>
      <text:p text:style-name="P4"/>
      <text:p text:style-name="P4">КАФЕДРА КОМПЬЮТЕРНЫХ ТЕХНОЛОГИЙ</text:p>
      <text:p text:style-name="P4">И ПРОГРАММНОЙ ИНЖЕНЕРИИ (КАФЕДРА 43)</text:p>
      <text:p text:style-name="No_20_Spacing"/>
      <text:p text:style-name="No_20_Spacing"/>
      <text:p text:style-name="No_20_Spacing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8">ОТЧЕТ ЗАЩИЩЕН С ОЦЕНКОЙ:</text:p>
          </table:table-cell>
          <table:table-cell table:style-name="Таблица1.B1" office:value-type="string">
            <text:p text:style-name="P11"/>
          </table:table-cell>
          <table:table-cell table:style-name="Таблица1.A1" office:value-type="string">
            <text:p text:style-name="P13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 table:style-name="Таблица2.1">
          <table:table-cell table:style-name="Таблица2.A1" office:value-type="string">
            <text:p text:style-name="P11">Старший преподаватель</text:p>
          </table:table-cell>
          <table:table-cell table:style-name="Таблица2.B1" office:value-type="string">
            <text:p text:style-name="P34">/</text:p>
          </table:table-cell>
          <table:table-cell table:style-name="Таблица2.A1" office:value-type="string">
            <text:p text:style-name="P12"/>
          </table:table-cell>
          <table:table-cell table:style-name="Таблица2.B1" office:value-type="string">
            <text:p text:style-name="P12">/</text:p>
          </table:table-cell>
          <table:table-cell table:style-name="Таблица2.A1" office:value-type="string">
            <text:p text:style-name="P11"/>
          </table:table-cell>
          <table:table-cell table:style-name="Таблица2.B1" office:value-type="string">
            <text:p text:style-name="P29">/</text:p>
          </table:table-cell>
          <table:table-cell table:style-name="Таблица2.A1" office:value-type="string">
            <text:p text:style-name="P11">Е. В. Павлов</text:p>
          </table:table-cell>
        </table:table-row>
        <table:table-row table:style-name="Таблица2.1">
          <table:table-cell table:style-name="Таблица2.A2" office:value-type="string">
            <text:p text:style-name="P18">(должность, учёная степень, звание)</text:p>
          </table:table-cell>
          <table:table-cell table:style-name="Таблица2.B1" office:value-type="string">
            <text:p text:style-name="P14"/>
          </table:table-cell>
          <table:table-cell table:style-name="Таблица2.A2" office:value-type="string">
            <text:p text:style-name="P18">(подпись)</text:p>
          </table:table-cell>
          <table:table-cell table:style-name="Таблица2.B1" office:value-type="string">
            <text:p text:style-name="P18"/>
          </table:table-cell>
          <table:table-cell table:style-name="Таблица2.A2" office:value-type="string">
            <text:p text:style-name="P18">(дата защиты)</text:p>
          </table:table-cell>
          <table:table-cell table:style-name="Таблица2.B1" office:value-type="string">
            <text:p text:style-name="P14"/>
          </table:table-cell>
          <table:table-cell table:style-name="Таблица2.A2" office:value-type="string">
            <text:p text:style-name="P18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8"><text:span text:style-name="T6">ОТЧЕТ О ЛАБОРАТОРНОЙ РАБОТЕ №</text:span><text:span text:style-name="T7">3</text:span></text:p>
      <text:p text:style-name="P9"/>
      <text:p text:style-name="P41">«АНАЛИЗ ПОЛЬЗОВАТЕЛЬСКИХ ТРЕБОВАНИЙ В ПРОЕКТАХ ГИБКОЙ РАЗРАБОТКИ (AGILE). ПОЛЬЗОВАТЕЛЬСКИЕ ИСТОРИИ»</text:p>
      <text:p text:style-name="P9"/>
      <text:p text:style-name="P9">ПО КУРСУ: «ПРОЕКТИРОВАНИЕ ПРОГРАММНЫХ СИСТЕМ»</text:p>
      <text:p text:style-name="No_20_Spacing"/>
      <text:p text:style-name="No_20_Spacing"/>
      <text:p text:style-name="No_20_Spacing"/>
      <text:p text:style-name="No_20_Spacing"/>
      <text:p text:style-name="No_20_Spacing"/>
      <text:p text:style-name="No_20_Spacing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29">РАБОТУ ВЫПОЛНИЛ (-А) СТУДЕНТ (-КА):</text:p>
          </table:table-cell>
          <table:table-cell table:style-name="Таблица3.B1" office:value-type="string">
            <text:p text:style-name="P38">7777</text:p>
          </table:table-cell>
          <table:table-cell table:style-name="Таблица3.A1" office:value-type="string">
            <text:p text:style-name="P29">/</text:p>
          </table:table-cell>
          <table:table-cell table:style-name="Таблица3.B1" office:value-type="string">
            <text:p text:style-name="P38">Д. Е. Сдающийвсрок</text:p>
          </table:table-cell>
        </table:table-row>
        <table:table-row table:style-name="Таблица3.1">
          <table:table-cell table:style-name="Таблица3.A1" office:value-type="string">
            <text:p text:style-name="P18"/>
          </table:table-cell>
          <table:table-cell table:style-name="Таблица3.B2" office:value-type="string">
            <text:p text:style-name="P18">(номер группы)</text:p>
          </table:table-cell>
          <table:table-cell table:style-name="Таблица3.A1" office:value-type="string">
            <text:p text:style-name="P14"/>
          </table:table-cell>
          <table:table-cell table:style-name="Таблица3.B2" office:value-type="string">
            <text:p text:style-name="P18">(инициалы, фамилия)</text:p>
          </table:table-cell>
        </table:table-row>
      </table:table>
      <text:p text:style-name="No_20_Spacing"/>
      <text:p text:style-name="No_20_Spacing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2"/>
          </table:table-cell>
          <table:table-cell table:style-name="Таблица4.A1" office:value-type="string">
            <text:p text:style-name="P12">/</text:p>
          </table:table-cell>
          <table:table-cell table:style-name="Таблица4.C1" office:value-type="string">
            <text:p text:style-name="P11"/>
          </table:table-cell>
          <table:table-cell table:style-name="Таблица4.A1" office:value-type="string">
            <text:p text:style-name="P29">/</text:p>
          </table:table-cell>
          <table:table-cell table:style-name="Таблица4.C1" office:value-type="string">
            <text:p text:style-name="P16"><text:span text:style-name="T5">07</text:span><text:span text:style-name="T3">.</text:span><text:span text:style-name="T5">04</text:span><text:span text:style-name="T3">.202</text:span><text:span text:style-name="T5">2</text:span></text:p>
          </table:table-cell>
        </table:table-row>
        <table:table-row table:style-name="Таблица4.1">
          <table:table-cell table:style-name="Таблица4.A1" office:value-type="string">
            <text:p text:style-name="P18"/>
          </table:table-cell>
          <table:table-cell table:style-name="Таблица4.A1" office:value-type="string">
            <text:p text:style-name="P18"/>
          </table:table-cell>
          <table:table-cell table:style-name="Таблица4.C2" office:value-type="string">
            <text:p text:style-name="P18">(подпись студента)</text:p>
          </table:table-cell>
          <table:table-cell table:style-name="Таблица4.A1" office:value-type="string">
            <text:p text:style-name="P14"/>
          </table:table-cell>
          <table:table-cell table:style-name="Таблица4.C2" office:value-type="string">
            <text:p text:style-name="P18">(дата отчета)</text:p>
          </table:table-cell>
        </table:table-row>
      </table:table>
      <text:p text:style-name="No_20_Spacing"/>
      <text:p text:style-name="No_20_Spacing"/>
      <text:p text:style-name="No_20_Spacing"/>
      <text:p text:style-name="P2"/>
      <text:p text:style-name="P23"><text:bookmark-start text:name="_Toc52731292"/>ВВЕДЕНИЕ<text:bookmark-end text:name="_Toc52731292"/></text:p>
      <text:p text:style-name="P5"/>
      <text:p text:style-name="P19"><text:span text:style-name="T10">Актуальность. </text:span>Как и варианты использования пользовательские истории предназначены для документирования пользовательских требований с точки зрения взаимодействия пользователя и системы. Но в отличие от вариантов использования, спецификация которых обеспечивает всю необходимую информацию и может быть представлена с точки зрения формальной модели, пользовательские истории содержат небольшое количество деталей и остаются открытыми для интерпретации. Таким образом, пользовательские истории представляют собой быстрый способ документирования требований клиента без необходимости разрабатывать и поддерживать обширные формализованные документы.</text:p>
      <text:p text:style-name="P6"/>
      <text:p text:style-name="P19"><text:span text:style-name="T11">Цель работы</text:span> заключается в изучении одного из способов анализа и документирования пользовательских требований в проектах гибкой разработки и получении соответствующих практических навыков составления пользовательских историй и критериев приёмки</text:p>
      <text:p text:style-name="P7"/>
      <text:p text:style-name="P43">Задачи лабораторной работы. </text:p>
      <text:p text:style-name="P19">Для достижения поставленной в лабораторной работе цели необходимо для заданной предметной области составить не менее 6 пользовательских историй (используя шаблон Connextra):</text:p>
      <text:list xml:id="list1565143147" text:style-name="WWNum3">
        <text:list-item>
          <text:p text:style-name="P45">Истории должны охватывать не менее 3 различных типов пользователей системы и <text:span text:style-name="T12">представлять ценность для них относительно выбранной предметной области</text:span> (иными словами, истории общего характера по типу регистрации/авторизации в системе или формы обратной связи в данном критерии не учитываются);</text:p>
        </text:list-item>
        <text:list-item>
          <text:p text:style-name="P45"><text:bookmark-start text:name="_Hlk87631956"/>Для всех историй должны быть составлены критерии приемки<text:bookmark-end text:name="_Hlk87631956"/>;</text:p>
        </text:list-item>
        <text:list-item>
          <text:p text:style-name="P45">Историй должны включать в себя сценарии или правила для обработки ошибочных ситуаций (наличие и количество сценариев или правил зависит от их приоритета — ошибочные ситуации с низким приоритетом можно не включать в критерии приемки);</text:p>
        </text:list-item>
        <text:list-item>
          <text:p text:style-name="P45"><text:bookmark-start text:name="_Hlk87631997"/>Все истории должны быть проверены на соответствие принципу <text:span text:style-name="T1">INVEST</text:span><text:bookmark-end text:name="_Hlk87631997"/>.</text:p>
        </text:list-item>
      </text:list>
      <text:p text:style-name="P6"/>
      <text:p text:style-name="P43">Индивидуальный вариант задания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38">117</text:p>
          </table:table-cell>
          <table:table-cell table:style-name="Таблица5.B1" office:value-type="string">
            <text:p text:style-name="P37">Электронный тематический журнал манги</text:p>
          </table:table-cell>
        </table:table-row>
      </table:table>
      <text:p text:style-name="No_20_Spacing"/>
      <text:p text:style-name="P21">Элементы отчета, которые подлежат коррекции, выделены серым маркером, при подготовке отчета все замечания или рекомендации препода (если таковые имеются) должны быть удалены, а выделение текста (серым маркером) снято</text:p>
      <text:p text:style-name="P2"/>
      <text:list xml:id="list1340307189" text:style-name="WWNum2">
        <text:list-item>
          <text:list>
            <text:list-item>
              <text:list>
                <text:list-item>
                  <text:list>
                    <text:list-item>
                      <text:p text:style-name="P26">Пользовательские истории</text:p>
                    </text:list-item>
                  </text:list>
                </text:list-item>
              </text:list>
            </text:list-item>
          </text:list>
        </text:list-item>
      </text:list>
      <text:p text:style-name="P20">Для описания критериев приемки выбран тип, <text:span text:style-name="T13">ориентированный на сценарии</text:span>.</text:p>
      <text:list xml:id="list3333954748" text:style-name="WWNum6">
        <text:list-item>
          <text:list>
            <text:list-item>
              <text:p text:style-name="P27">Поиск по сайту</text:p>
            </text:list-item>
          </text:list>
        </text:list-item>
      </text:list>
      <text:p text:style-name="No_20_Spacing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 table:style-name="Таблица6.1">
          <table:table-cell table:style-name="Таблица6.A1" office:value-type="string">
            <text:p text:style-name="P35">Story ID</text:p>
          </table:table-cell>
          <table:table-cell table:style-name="Таблица6.B1" office:value-type="string">
            <text:p text:style-name="P36">US-1</text:p>
          </table:table-cell>
          <table:table-cell table:style-name="Таблица6.A1" office:value-type="string">
            <text:p text:style-name="P36">Story Title</text:p>
          </table:table-cell>
          <table:table-cell table:style-name="Таблица6.D1" office:value-type="string">
            <text:p text:style-name="P32">Поиск по сайту</text:p>
          </table:table-cell>
        </table:table-row>
        <table:table-row table:style-name="Таблица6.1">
          <table:table-cell table:style-name="Таблица6.A2" table:number-columns-spanned="4" office:value-type="string">
            <text:p text:style-name="P15">Как посетитель сайта</text:p>
            <text:p text:style-name="P15">Я хочу иметь возможность выполнить поиск по строке текста</text:p>
            <text:p text:style-name="P15">Чтобы найти разделы сайта, в которых находится интересующая меня информация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3" table:number-columns-spanned="4" office:value-type="string">
            <text:p text:style-name="P15">Критерии приемки:</text:p>
            <text:p text:style-name="P15">Сценарий: Пользователь ищет информацию на сайте по строке текста</text:p>
            <text:p text:style-name="P15"/>
            <text:p text:style-name="P15">Поскольку я нахожусь в роли зарегистрированного пользователя или гостя,</text:p>
            <text:p text:style-name="P15">и система показывает мне строку поиска в правом верхнем углу экрана на всех страницах, кроме страниц регистрации, авторизации и подписки</text:p>
            <text:p text:style-name="P15">Когда я заполняю поле поиска строкой текста, нажимаю кнопку «Найти» или клавишу ENTER на клавиатуре</text:p>
            <text:p text:style-name="P15">Тогда система открывает модальное окно, где показывает результаты поиска, в которых есть совпадения с введённой мной строкой текста. Результаты могут включать в себя номера журналов, мангу и новостные статьи. Все результаты упорядочены по важности (журналы идут в начале списка). Также система отображает количество найденных результатов поиска в левой верхней части модального окна. В правой верхней части окна система показывает кнопку «Закрыть» и ниже фильтр, который позволяет упорядочить результаты поиска по важности и по дате (в начале новые).</text:p>
          </table:table-cell>
          <table:covered-table-cell/>
          <table:covered-table-cell/>
          <table:covered-table-cell/>
        </table:table-row>
        <table:table-row table:style-name="Таблица6.1">
          <table:table-cell table:style-name="Таблица6.A4" table:number-columns-spanned="4" office:value-type="string">
            <text:p text:style-name="P15">Сценарий для ошибочной ситуации: Пользователь ищет информацию на сайте по недействительной строке текста (для которой отсутствуют результаты поиска)</text:p>
            <text:p text:style-name="P15"/>
            <text:p text:style-name="P15">Поскольку я нахожусь в роли зарегистрированного пользователя или гостя</text:p>
            <text:p text:style-name="P15">Когда я заполняю поле поиска произвольной недействительной строкой текста, нажимаю кнопку «Найти» или клавишу ENTER на клавиатуре</text:p>
            <text:p text:style-name="P15">Тогда система открывает модальное окно, где показывает сообщение</text:p>
            <text:p text:style-name="P15">«Нет подходящих результатов».</text:p>
            <text:p text:style-name="P15">Система предлагает выполнить поиск с помощью Google</text:p>
          </table:table-cell>
          <table:covered-table-cell/>
          <table:covered-table-cell/>
          <table:covered-table-cell/>
        </table:table-row>
      </table:table>
      <text:p text:style-name="P20"/>
      <text:list xml:id="list152222540539433" text:continue-numbering="true" text:style-name="WWNum6">
        <text:list-item>
          <text:list>
            <text:list-item>
              <text:p text:style-name="P25"><text:span text:style-name="T9">Бесплатный ознакомительный просмотр манги</text:span><text:span text:style-name="T8"> </text:span></text:p>
            </text:list-item>
          </text:list>
        </text:list-item>
      </text:list>
      <text:p text:style-name="No_20_Spacing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office:value-type="string">
            <text:p text:style-name="P35">Story ID</text:p>
          </table:table-cell>
          <table:table-cell table:style-name="Таблица7.B1" office:value-type="string">
            <text:p text:style-name="P17"><text:span text:style-name="T4">US-</text:span><text:span text:style-name="T2">2</text:span></text:p>
          </table:table-cell>
          <table:table-cell table:style-name="Таблица7.A1" office:value-type="string">
            <text:p text:style-name="P36">Story Title</text:p>
          </table:table-cell>
          <table:table-cell table:style-name="Таблица7.D1" office:value-type="string">
            <text:p text:style-name="P32">Бесплатный ознакомительный просмотр манги</text:p>
          </table:table-cell>
        </table:table-row>
        <table:table-row table:style-name="Таблица7.1">
          <table:table-cell table:style-name="Таблица7.A2" table:number-columns-spanned="4" office:value-type="string">
            <text:p text:style-name="P15">Как посетитель сайта</text:p>
            <text:p text:style-name="P15">Я хочу осуществить бесплатный ознакомительный просмотр конкретной манги</text:p>
            <text:p text:style-name="P15"><text:soft-page-break/>Чтобы оценить, насколько данная манга может быть мне интересна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3" table:number-columns-spanned="4" office:value-type="string">
            <text:p text:style-name="P15">Критерии приемки:</text:p>
            <text:p text:style-name="P15">Сценарий: Посетитель сайта просматривает мангу</text:p>
            <text:p text:style-name="P15"/>
            <text:p text:style-name="P15">Поскольку я нахожусь в роли посетителя сайта, и система предоставляет мне интерфейс для просмотра страниц манги, который включает в себя: окно просмотра страницы и управляющие кнопки (вперед / назад / закрыть / растянуть по ширине экрана / полноэкранный режим). Также система показывает небольшую иконку в виде ползунка в правой нижней части окна просмотра</text:p>
            <text:p text:style-name="P15">Когда я осуществляю нажатие на кнопку «Вперед» или «Назад»</text:p>
            <text:p text:style-name="P15">Тогда система открывает следующую или предыдущую страницу соответственно. При этом номер в нижней центральной части окна меняется на порядковый номер страницы.</text:p>
            <text:p text:style-name="P15"/>
            <text:p text:style-name="P15">Когда я нажимаю на иконку ползунка</text:p>
            <text:p text:style-name="P15">Тогда система меняет иконку ползунка на изображение в виде знаков меньше-больше &lt; &gt; и скрывает кнопки «Назад» и «Вперед». Также под страницей появляется изображение ползунка, с помощью которого можно осуществлять навигацию по страницам</text:p>
            <text:p text:style-name="P15"/>
            <text:p text:style-name="P15">Когда я дохожу до конца ознакомительного фрагмента манги (по умолчанию 10-ая страница)</text:p>
            <text:p text:style-name="P15">Тогда система блокирует окно просмотра и предлагает мне приобрести мангу. Также система предлагает вернуться к ознакомительному просмотру (начав с 1-й страницы)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4" table:number-columns-spanned="4" office:value-type="string">
            <text:p text:style-name="P15">Сценарий для ошибочной ситуации: посетитель сайта, который не выполнил вход в систему, просматривает мангу, для которой задано дополнительное ограничение на количество доступных страниц </text:p>
            <text:p text:style-name="P15"/>
            <text:p text:style-name="P15">Поскольку я нахожусь в роли посетителя сайта, который не выполнил вход в систему</text:p>
            <text:p text:style-name="P15">Когда я дохожу до конца ознакомительного фрагмента манги, для которой требуется авторизация (по умолчанию доступен просмотр первых 4-х страниц)</text:p>
            <text:p text:style-name="P15">Тогда система блокирует окно просмотра и предлагает выполнить вход в систему. Также система предлагает вернуться к ознакомительному просмотру (начав с 1-й страницы)</text:p>
          </table:table-cell>
          <table:covered-table-cell/>
          <table:covered-table-cell/>
          <table:covered-table-cell/>
        </table:table-row>
      </table:table>
      <text:p text:style-name="P20"/>
      <text:list xml:id="list152222577325780" text:continue-numbering="true" text:style-name="WWNum6">
        <text:list-item>
          <text:list>
            <text:list-item>
              <text:p text:style-name="P25"><text:span text:style-name="T9">Просмотр информации о журнале</text:span><text:span text:style-name="T8"> </text:span></text:p>
            </text:list-item>
          </text:list>
        </text:list-item>
      </text:list>
      <text:p text:style-name="No_20_Spacing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row table:style-name="Таблица8.1">
          <table:table-cell table:style-name="Таблица8.A1" office:value-type="string">
            <text:p text:style-name="P35">Story ID</text:p>
          </table:table-cell>
          <table:table-cell table:style-name="Таблица8.B1" office:value-type="string">
            <text:p text:style-name="P17"><text:span text:style-name="T4">US-</text:span><text:span text:style-name="T2">3</text:span></text:p>
          </table:table-cell>
          <table:table-cell table:style-name="Таблица8.A1" office:value-type="string">
            <text:p text:style-name="P36">Story Title</text:p>
          </table:table-cell>
          <table:table-cell table:style-name="Таблица8.D1" office:value-type="string">
            <text:p text:style-name="P39">?</text:p>
          </table:table-cell>
        </table:table-row>
        <table:table-row table:style-name="Таблица8.1">
          <table:table-cell table:style-name="Таблица8.A2" table:number-columns-spanned="4" office:value-type="string">
            <text:p text:style-name="P15">Как (тип пользователя)</text:p>
            <text:p text:style-name="P15">Я хочу (выполнить некоторое действие)</text:p>
            <text:p text:style-name="P15">Чтобы (достигнуть определенной цели / результата / ценности)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3" table:number-columns-spanned="4" office:value-type="string">
            <text:p text:style-name="P15">Критерии приемки:</text:p>
            <text:p text:style-name="P15">Сценарий: (короткое наименование)</text:p>
            <text:p text:style-name="P15"><text:soft-page-break/></text:p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  <table:table-row table:style-name="Таблица8.1">
          <table:table-cell table:style-name="Таблица8.A4" table:number-columns-spanned="4" office:value-type="string">
            <text:p text:style-name="P15">Сценарий для ошибочной ситуации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</table:table>
      <text:p text:style-name="P2"/>
      <text:list xml:id="list152222056752441" text:continue-numbering="true" text:style-name="WWNum6">
        <text:list-item>
          <text:list>
            <text:list-item>
              <text:p text:style-name="P25"><text:span text:style-name="T9">Просмотр списка манги, которую включает в себя журнал</text:span><text:span text:style-name="T8"> </text:span></text:p>
            </text:list-item>
          </text:list>
        </text:list-item>
      </text:list>
      <text:p text:style-name="No_20_Spacing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row table:style-name="Таблица9.1">
          <table:table-cell table:style-name="Таблица9.A1" office:value-type="string">
            <text:p text:style-name="P35">Story ID</text:p>
          </table:table-cell>
          <table:table-cell table:style-name="Таблица9.B1" office:value-type="string">
            <text:p text:style-name="P17"><text:span text:style-name="T4">US-</text:span><text:span text:style-name="T2">4</text:span></text:p>
          </table:table-cell>
          <table:table-cell table:style-name="Таблица9.A1" office:value-type="string">
            <text:p text:style-name="P36">Story Title</text:p>
          </table:table-cell>
          <table:table-cell table:style-name="Таблица9.D1" office:value-type="string">
            <text:p text:style-name="P39">?</text:p>
          </table:table-cell>
        </table:table-row>
        <table:table-row table:style-name="Таблица9.1">
          <table:table-cell table:style-name="Таблица9.A2" table:number-columns-spanned="4" office:value-type="string">
            <text:p text:style-name="P15">Как (тип пользователя)</text:p>
            <text:p text:style-name="P15">Я хочу (выполнить некоторое действие)</text:p>
            <text:p text:style-name="P15">Чтобы (достигнуть определенной цели / результата / ценности)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3" table:number-columns-spanned="4" office:value-type="string">
            <text:p text:style-name="P15">Критерии приемки:</text:p>
            <text:p text:style-name="P15">Сценарий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  <table:table-row table:style-name="Таблица9.1">
          <table:table-cell table:style-name="Таблица9.A4" table:number-columns-spanned="4" office:value-type="string">
            <text:p text:style-name="P15">Сценарий для ошибочной ситуации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</table:table>
      <text:p text:style-name="P2"/>
      <text:list xml:id="list152223581064422" text:continue-numbering="true" text:style-name="WWNum6">
        <text:list-item>
          <text:list>
            <text:list-item>
              <text:p text:style-name="P25"><text:span text:style-name="T9">Оставить комментарий к манге</text:span><text:span text:style-name="T8"> </text:span></text:p>
            </text:list-item>
          </text:list>
        </text:list-item>
      </text:list>
      <text:p text:style-name="No_20_Spacing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 table:style-name="Таблица10.1">
          <table:table-cell table:style-name="Таблица10.A1" office:value-type="string">
            <text:p text:style-name="P35">Story ID</text:p>
          </table:table-cell>
          <table:table-cell table:style-name="Таблица10.B1" office:value-type="string">
            <text:p text:style-name="P17"><text:span text:style-name="T4">US-</text:span><text:span text:style-name="T2">5</text:span></text:p>
          </table:table-cell>
          <table:table-cell table:style-name="Таблица10.A1" office:value-type="string">
            <text:p text:style-name="P36">Story Title</text:p>
          </table:table-cell>
          <table:table-cell table:style-name="Таблица10.D1" office:value-type="string">
            <text:p text:style-name="P39">?</text:p>
          </table:table-cell>
        </table:table-row>
        <table:table-row table:style-name="Таблица10.1">
          <table:table-cell table:style-name="Таблица10.A2" table:number-columns-spanned="4" office:value-type="string">
            <text:p text:style-name="P15">Как (тип пользователя)</text:p>
            <text:p text:style-name="P15">Я хочу (выполнить некоторое действие)</text:p>
            <text:p text:style-name="P15">Чтобы (достигнуть определенной цели / результата / ценности)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3" table:number-columns-spanned="4" office:value-type="string">
            <text:p text:style-name="P15">Критерии приемки:</text:p>
            <text:p text:style-name="P15">Сценарий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  <table:table-row table:style-name="Таблица10.1">
          <table:table-cell table:style-name="Таблица10.A4" table:number-columns-spanned="4" office:value-type="string">
            <text:p text:style-name="P15">Сценарий для ошибочной ситуации: (короткое наименование)</text:p>
            <text:p text:style-name="P15"><text:soft-page-break/></text:p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</table:table>
      <text:p text:style-name="P2"/>
      <text:list xml:id="list152223548896862" text:continue-numbering="true" text:style-name="WWNum6">
        <text:list-item>
          <text:list>
            <text:list-item>
              <text:p text:style-name="P25"><text:span text:style-name="T9">Добавить мангу</text:span><text:span text:style-name="T8"> </text:span></text:p>
            </text:list-item>
          </text:list>
        </text:list-item>
      </text:list>
      <text:p text:style-name="No_20_Spacing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row table:style-name="Таблица11.1">
          <table:table-cell table:style-name="Таблица11.A1" office:value-type="string">
            <text:p text:style-name="P35">Story ID</text:p>
          </table:table-cell>
          <table:table-cell table:style-name="Таблица11.B1" office:value-type="string">
            <text:p text:style-name="P17"><text:span text:style-name="T4">US-</text:span><text:span text:style-name="T2">6</text:span></text:p>
          </table:table-cell>
          <table:table-cell table:style-name="Таблица11.A1" office:value-type="string">
            <text:p text:style-name="P36">Story Title</text:p>
          </table:table-cell>
          <table:table-cell table:style-name="Таблица11.D1" office:value-type="string">
            <text:p text:style-name="P39">?</text:p>
          </table:table-cell>
        </table:table-row>
        <table:table-row table:style-name="Таблица11.1">
          <table:table-cell table:style-name="Таблица11.A2" table:number-columns-spanned="4" office:value-type="string">
            <text:p text:style-name="P15">Как (тип пользователя)</text:p>
            <text:p text:style-name="P15">Я хочу (выполнить некоторое действие)</text:p>
            <text:p text:style-name="P15">Чтобы (достигнуть определенной цели / результата / ценности)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3" table:number-columns-spanned="4" office:value-type="string">
            <text:p text:style-name="P15">Критерии приемки:</text:p>
            <text:p text:style-name="P15">Сценарий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  <table:table-row table:style-name="Таблица11.1">
          <table:table-cell table:style-name="Таблица11.A4" table:number-columns-spanned="4" office:value-type="string">
            <text:p text:style-name="P15">Сценарий для ошибочной ситуации: (короткое наименование)</text:p>
            <text:p text:style-name="P15"/>
            <text:p text:style-name="P15">Поскольку (ситуация выглядит таким образом)</text:p>
            <text:p text:style-name="P15">Когда (пользователь совершает некоторые действия)</text:p>
            <text:p text:style-name="P15">Тогда (система реагирует на действия пользователя)</text:p>
          </table:table-cell>
          <table:covered-table-cell/>
          <table:covered-table-cell/>
          <table:covered-table-cell/>
        </table:table-row>
      </table:table>
      <text:p text:style-name="P2"/>
      <text:p text:style-name="P24">ЗАКЛЮЧЕНИЕ</text:p>
      <text:p text:style-name="P5"/>
      <text:p text:style-name="P19">В результате выполнения настоящей лабораторной работы был изучен один из способов анализа пользовательских требований в гибких проектах разработки — пользовательские истории.</text:p>
      <text:p text:style-name="P19">В соответствии с требованиями задания составлены 6-ть пользовательских историй для 3-х типов пользователей (указаны в скобках):</text:p>
      <text:list xml:id="list2043891582" text:style-name="WWNum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7">Поиск по сайту (посетитель сайта)</text:p>
                                </text:list-item>
                                <text:list-item>
                                  <text:p text:style-name="P47">Бесплатный ознакомительный просмотр манги (посетитель сайта)</text:p>
                                </text:list-item>
                                <text:list-item>
                                  <text:p text:style-name="P47">Просмотр информации о журнале (посетитель сайта)</text:p>
                                </text:list-item>
                                <text:list-item>
                                  <text:p text:style-name="P47">Просмотр списка манги, которую включает в себя журнал (посетитель сайта)</text:p>
                                </text:list-item>
                                <text:list-item>
                                  <text:p text:style-name="P47">Оставить комментарий к манге (авторизованный пользователь)</text:p>
                                </text:list-item>
                                <text:list-item>
                                  <text:p text:style-name="P47">Добавить мангу (контент-менеджер)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19">Также для каждой истории были составлены критерии приемки. Критерии приемки помогают команде разработки точно знать, что им нужно сделать, но при этом держат заказчика в курсе процесса разработки и позволяют ему проверять разработанное программное обеспечение на соответствие актуальным бизнес-требованиям. Кроме того, критерии приемки служат основой для сценариев использования и тестов, которые гарантируют достижение бизнес-целей и создание приложения без ошибок.</text:p>
      <text:p text:style-name="P7"><text:tab/></text:p>
      <text:p text:style-name="P7"><text:tab/>Каждую историю необходимо было проверить на соответствие принципам <text:span text:style-name="T1">INVEST</text:span>. <text:span text:style-name="T13">Не все из представленных историй соответствуют данным принципам</text:span>:</text:p>
      <text:list xml:id="list1925312542" text:style-name="WWNum15">
        <text:list-item>
          <text:p text:style-name="P46">История <text:span text:style-name="T1">US</text:span>-1 не отвечает критерию <text:span text:style-name="T1">Independent</text:span>, так как находится в зависимости от других историй, связанных с реализацией разделов для подписки, регистрации и авторизации (для <text:span text:style-name="T1">US</text:span>-1 задан приоритет вывода результатов поиска).</text:p>
        </text:list-item>
      </text:list>
      <text:p text:style-name="P22"><text:bookmark text:name="_GoBack"/></text:p>
      <text:p text:style-name="P22">Для остальных историй серьезные нарушения критериев <text:span text:style-name="T1">INVEST</text:span> отсутствуют.</text:p>
      <text:p text:style-name="P7"/>
      <text:p text:style-name="P19">Таким образом, можно заключить, что выполненная работа соответствует поставленной задаче и отвечает всем сформулированным в задании требованиям.</text:p>
      <text:p text:style-name="P2"/>
      <text:p text:style-name="P24">СПИСОК ИСПОЛЬЗОВАННЫХ ИСТОЧНИКОВ</text:p>
      <text:p text:style-name="P5"/>
      <text:list xml:id="list309223959" text:style-name="WWNum1">
        <text:list-item>
          <text:p text:style-name="P48">Павлов Е. В. Проектирование программных систем: методические указания к выполнению лабораторных работ / Е. В. Павлов. — Санкт-Петербург, 2022</text:p>
        </text:list-item>
      </text:list>
      <text:p text:style-name="P10"/>
      <text:list xml:id="list152223870849556" text:continue-numbering="true" text:style-name="WWNum1">
        <text:list-item>
          <text:p text:style-name="P48">Кон Майк. Пользовательские истории. Гибкая разработка программного обеспечения = <text:span text:style-name="T1">User</text:span> <text:span text:style-name="T1">Stories</text:span> <text:span text:style-name="T1">Applied</text:span>: <text:span text:style-name="T1">For</text:span> <text:span text:style-name="T1">Agile</text:span> <text:span text:style-name="T1">Software</text:span> <text:span text:style-name="T1">Development</text:span>: пер. с англ. / Майк Кон. — М.: Издательство «Вильямс», 2018 — 256 с.: ил.</text:p>
        </text:list-item>
      </text:list>
      <text:p text:style-name="P10"/>
      <text:list xml:id="list152223418009256" text:continue-numbering="true" text:style-name="WWNum1">
        <text:list-item>
          <text:p text:style-name="P48">Паттон Джефф. Пользовательские истории. Искусство гибкой разработки программного обеспечения = <text:span text:style-name="T1">User</text:span> <text:span text:style-name="T1">Story</text:span> <text:span text:style-name="T1">Mapping</text:span>: <text:span text:style-name="T1">Discover</text:span> <text:span text:style-name="T1">the</text:span> <text:span text:style-name="T1">Whole</text:span> <text:span text:style-name="T1">Story</text:span>, <text:span text:style-name="T1">Build</text:span> <text:span text:style-name="T1">the</text:span> <text:span text:style-name="T1">Right</text:span> <text:span text:style-name="T1">Product</text:span>: пер. с англ. / Джефф Паттон. — СПб.: Издательство «Питер», 2019 — 288 с.: ил.</text:p>
        </text:list-item>
      </text:list>
      <text:p text:style-name="P10"/>
      <text:list xml:id="list152222839979174" text:continue-numbering="true" text:style-name="WWNum1">
        <text:list-item>
          <text:p text:style-name="P48">Вигерс, Карл. Разработка требований к программному обеспечению = <text:span text:style-name="T1">Software</text:span> <text:span text:style-name="T1">Requirements</text:span>: пер. с англ.; 3-е издание, дополненное / Карл Виггерс, Джой Битти — СПб.: Издательство «<text:span text:style-name="T1">BHV</text:span>», 2020. — 736 с.: ил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Обычный" style:font-family-generic="modern" style:font-pitch="fixed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ru" fo:country="RU" style:letter-kerning="false" style:font-name-asian="Calibri" style:font-size-asian="12pt" style:language-asian="en" style:country-asian="US" style:font-name-complex="Times New Roman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ЛР" style:family="paragraph" style:parent-style-name="Heading_20_1" style:default-outline-level="">
      <style:text-properties fo:color="#000000" style:font-name="Cambria" fo:font-family="Cambria" style:font-family-generic="roman" style:font-pitch="variable" fo:font-size="14pt" fo:font-weight="bold" style:font-size-asian="14pt" style:font-weight-asian="bold" style:font-size-complex="14pt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08%" fo:hyphenation-ladder-count="no-limit"/>
      <style:text-properties style:language-asian="ru" style:country-asian="RU" fo:hyphenate="true" fo:hyphenation-remain-char-count="2" fo:hyphenation-push-char-count="2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text-properties fo:font-size="10pt" style:font-size-asian="10pt" style:font-size-complex="10pt"/>
    </style:style>
    <style:style style:name="ЛП_20_1" style:display-name="ЛП 1" style:family="paragraph" style:parent-style-name="Heading_20_1" style:default-outline-level="">
      <style:paragraph-properties fo:line-height="108%" fo:hyphenation-ladder-count="no-limit"/>
      <style:text-properties fo:color="#000000" style:font-name="Cambria" fo:font-family="Cambria" style:font-family-generic="roman" style:font-pitch="variable" fo:font-size="12pt" fo:font-weight="bold" style:font-size-asian="12pt" style:font-weight-asian="bold" style:font-size-complex="12pt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" style:font-family-asian="Calibri" style:font-family-generic-asian="system" style:font-pitch-asian="variable" style:font-size-asian="16pt" style:language-asian="zh" style:country-asian="CN" style:font-name-complex="Times New Roman1" style:font-family-complex="'Times New Roman'" style:font-family-generic-complex="system" style:font-pitch-complex="variable" style:font-size-complex="16pt"/>
    </style:style>
    <style:style style:name="ЛР_20_Знак" style:display-name="ЛР Знак" style:family="text" style:parent-style-name="Заголовок_20_1_20_Знак">
      <style:text-properties fo:color="#000000" style:font-name="Cambria" fo:font-family="Cambria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color="#00000a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ЛП_20_1_20_Знак" style:display-name="ЛП 1 Знак" style:family="text" style:parent-style-name="Заголовок_20_1_20_Знак">
      <style:text-properties fo:color="#000000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mbria1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Cambria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2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7.90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0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541cm"/>
        </style:list-level-properties>
      </text:list-level-style-number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2.54cm" fo:margin-left="14.542cm"/>
        </style:list-level-properties>
        <style:text-properties style:font-name="Cambria1"/>
      </text:list-level-style-bullet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7.17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9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14cm" fo:margin-left="1.96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mbria1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  <style:master-page style:name="First_20_Page" style:display-name="First Page" style:page-layout-name="Mpm1" style:next-style-name="Standard">
      <style:footer>
        <text:p text:style-name="MP1">Санкт-Петербург 202<text:span text:style-name="MT1">2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geny Redgrave</meta:initial-creator>
    <meta:editing-cycles>72</meta:editing-cycles>
    <meta:creation-date>2020-10-04T15:54:00</meta:creation-date>
    <dc:date>2022-03-15T15:22:21.777000000</dc:date>
    <meta:editing-duration>P2DT13H22M3S</meta:editing-duration>
    <meta:generator>LibreOffice/6.2.5.2$Windows_x86 LibreOffice_project/1ec314fa52f458adc18c4f025c545a4e8b22c159</meta:generator>
    <meta:document-statistic meta:table-count="11" meta:image-count="0" meta:object-count="0" meta:page-count="8" meta:paragraph-count="177" meta:word-count="1466" meta:character-count="11299" meta:non-whitespace-character-count="100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